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[8/25, 4:16 PM] dsp: import numpy as np</text:p>
      <text:p text:style-name="Normal">import pandas as pd</text:p>
      <text:p text:style-name="Normal">dataset =pd.read_csv("C:/Users/91799/Downloads/L2.csv")</text:p>
      <text:p text:style-name="Normal">print("The attribute names of the dataset are:")</text:p>
      <text:p text:style-name="Normal">print(dataset.columns)</text:p>
      <text:p text:style-name="Normal">print("The attribute values of the given dataset are:")</text:p>
      <text:p text:style-name="Normal">print(dataset)</text:p>
      <text:p text:style-name="Normal">print("Dimensions of the given dataset is:")</text:p>
      <text:p text:style-name="Normal">print(dataset.shape)</text:p>
      <text:p text:style-name="Normal">print("Structure:")</text:p>
      <text:p text:style-name="Normal">print(dataset.info)</text:p>
      <text:p text:style-name="Normal">[8/25, 4:16 PM] dsp: import numpy as np</text:p>
      <text:p text:style-name="Normal">import pandas as pd</text:p>
      <text:p text:style-name="Normal">dataset =pd.read_csv("C:/Users/91799/Downloads/L2.csv")</text:p>
      <text:p text:style-name="Normal">print("First five records:")</text:p>
      <text:p text:style-name="Normal">print(dataset[0:5])</text:p>
      <text:p text:style-name="Normal">print("Last five records:")</text:p>
      <text:p text:style-name="Normal">print(dataset[-5:])</text:p>
      <text:p text:style-name="Normal">print(dataset.columns[1:4])</text:p>
      <text:p text:style-name="Normal">[8/25, 4:16 PM] dsp: import numpy as np</text:p>
      <text:p text:style-name="Normal">import statistics</text:p>
      <text:p text:style-name="Normal">import pandas as pd</text:p>
      <text:p text:style-name="Normal">dataset =pd.read_csv("C:/Users/91799/Downloads/L2.csv")</text:p>
      <text:p text:style-name="Normal">sal=dataset.Salary</text:p>
      <text:p text:style-name="Normal">exp=dataset.Experience</text:p>
      <text:p text:style-name="Normal">vac=dataset.Vaccinated</text:p>
      <text:p text:style-name="Normal">des=dataset.Designation</text:p>
      <text:p text:style-name="Normal">print("Mean of the salaries:")</text:p>
      <text:p text:style-name="Normal">print(np.mean(sal))</text:p>
      <text:p text:style-name="Normal">print("Median of the salaries:")</text:p>
      <text:p text:style-name="Normal">print(np.median(sal))</text:p>
      <text:p text:style-name="Normal">print("Mean of the experience:")</text:p>
      <text:p text:style-name="Normal">print(np.mean(exp))</text:p>
      <text:p text:style-name="Normal">print("Median of the experience:")</text:p>
      <text:p text:style-name="Normal">print(np.median(exp))</text:p>
      <text:p text:style-name="Normal">print("Variance of the experience:")</text:p>
      <text:p text:style-name="Normal">print(np.var(exp))</text:p>
      <text:p text:style-name="Normal">print("Variance of the salary:")</text:p>
      <text:p text:style-name="Normal">print(np.var(sal))</text:p>
      <text:p text:style-name="Normal">print("Covariance:")</text:p>
      <text:p text:style-name="Normal">print(np.cov(sal,exp))</text:p>
      <text:p text:style-name="Normal">print("Mode:")</text:p>
      <text:p text:style-name="Normal">print(statistics.mode(exp))</text:p>
      <text:p text:style-name="Normal">print(statistics.mode(sal))</text:p>
      <text:p text:style-name="Normal">print(statistics.mode(vac))</text:p>
      <text:p text:style-name="Normal">print(statistics.mode(des))</text:p>
      <text:p text:style-name="Normal">[8/25, 4:16 PM] dsp: import matplotlib.pyplot as p1</text:p>
      <text:p text:style-name="Normal">import statistics</text:p>
      <text:p text:style-name="Normal">import numpy as np</text:p>
      <text:p text:style-name="Normal">import pandas as pd</text:p>
      <text:p text:style-name="Normal">dataset =pd.read_csv("C:/Users/91799/Downloads/L2.csv")</text:p>
      <text:p text:style-name="Normal">sal=dataset.Salary</text:p>
      <text:p text:style-name="Normal">emp=dataset.Emp_id</text:p>
      <text:p text:style-name="Normal">exp=dataset.Experience</text:p>
      <text:p text:style-name="Normal">des=dataset.Designation</text:p>
      <text:p text:style-name="Normal">x=emp</text:p>
      <text:p text:style-name="Normal">y=sal</text:p>
      <text:p text:style-name="Normal">y1=exp</text:p>
      <text:p text:style-name="Normal">p1.bar(x,y,align='center', alpha=1)</text:p>
      <text:p text:style-name="Normal">p1.show()</text:p>
      <text:p text:style-name="Normal">p1.scatter(y1,y,color='Black',linewidth=5,marker='*')</text:p>
      <text:p text:style-name="Normal">p1.show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RAN D 20MIC0148</meta:initial-creator>
    <dc:creator>SARAN D 20MIC0148</dc:creator>
    <meta:creation-date>2022-08-25T10:58:00Z</meta:creation-date>
    <dc:date>2022-08-25T10:58:00Z</dc:date>
    <meta:template xlink:href="Normal.dotm" xlink:type="simple"/>
    <meta:editing-cycles>2</meta:editing-cycles>
    <meta:editing-duration>PT0S</meta:editing-duration>
    <meta:document-statistic meta:page-count="1" meta:paragraph-count="3" meta:word-count="254" meta:character-count="1700" meta:row-count="12" meta:non-whitespace-character-count="1449"/>
  </office:meta>
</office:document-meta>
</file>